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1.27cm" style:auto-text-indent="false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6" style:family="paragraph" style:parent-style-name="Heading_20_4">
      <style:paragraph-properties fo:margin-top="0.494cm" fo:margin-bottom="0.141cm" loext:contextual-spacing="false"/>
    </style:style>
    <style:style style:name="P7" style:family="paragraph" style:parent-style-name="Heading_20_4" style:master-page-name="Standard">
      <style:paragraph-properties fo:margin-top="0.494cm" fo:margin-bottom="0.141cm" loext:contextual-spacing="false" style:page-number="1"/>
    </style:style>
    <style:style style:name="P8" style:family="paragraph" style:parent-style-name="Heading_20_4">
      <style:paragraph-properties fo:margin-left="0cm" fo:margin-right="0cm" fo:margin-top="0.494cm" fo:margin-bottom="0.141cm" loext:contextual-spacing="false" fo:text-indent="1.27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666666" fo:font-size="12pt" fo:font-weight="bold" style:font-size-asian="12pt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c5mle4ss430h"/>Se modifica el archivo <text:s/>“harward_layer.cpp” <text:s text:c="2"/>ubicado en el directorio <text:span text:style-name="T1">~/wiringPi/OpenPLC_v2/core</text:span> </text:p>
      <text:p text:style-name="P1"/>
      <text:p text:style-name="P6"><text:bookmark text:name="_4qcnq55v1x0g"/><text:span text:style-name="T2">En líneas 37 y 38:</text:span></text:p>
      <text:p text:style-name="P6"><text:bookmark text:name="_utm1ub9c17u2"/>Desde: </text:p>
      <text:p text:style-name="P8"><text:bookmark text:name="_m1bemaenatq0"/>#define MAX_INPUT<text:tab/>14 </text:p>
      <text:p text:style-name="P1"><text:tab/>#define MAX_OUTPUT<text:tab/>11</text:p>
      <text:p text:style-name="P1"/>
      <text:p text:style-name="P1">A:</text:p>
      <text:p text:style-name="P1"/>
      <text:p text:style-name="P1"><text:span text:style-name="T1"><text:tab/></text:span><text:span text:style-name="T3">#define MAX_INPUT<text:tab/>12</text:span></text:p>
      <text:p text:style-name="P1"><text:span text:style-name="T1"><text:tab/>#define MAX_OUTPUT<text:tab/>9</text:span></text:p>
      <text:p text:style-name="P2"/>
      <text:p text:style-name="P1"><text:tab/>Se reduce la cantidad de entradas y salidas en dos unidades.</text:p>
      <text:p text:style-name="P1"/>
      <text:p text:style-name="P1"><text:span text:style-name="T2">En líneas 50 y 54:</text:span></text:p>
      <text:p text:style-name="P1"/>
      <text:p text:style-name="P1">Desde:</text:p>
      <text:p text:style-name="P1"><text:tab/>int inBufferPinMask[MAX_INPUT] <text:s/>= { 8, 9, 7, 0, 2, 3, 12, 13, 14, 21, 22, 23, 24, 25 };</text:p>
      <text:p text:style-name="P1"><text:tab/>int outBufferPinMask[MAX_OUTPUT1] = { 15, 16, 4, 5, 6, 10, 11, 26, 27, 28, 29 };</text:p>
      <text:p text:style-name="P1"/>
      <text:p text:style-name="P1">A:</text:p>
      <text:p text:style-name="P1"/>
      <text:p text:style-name="P3"><text:span text:style-name="T1">int inBufferPinMask[MAX_INPUT] <text:s/>= { 7, 0, 2, 3, 12, 13, 14, 21, 22, 23, 24, 25 };</text:span></text:p>
      <text:p text:style-name="P3"><text:span text:style-name="T1">int outBufferPinMask[MAX_OUTPUT1] = { 4, 5, 6, 10, 11, 26, 27, 28, 29 };</text:span></text:p>
      <text:p text:style-name="P4"/>
      <text:p text:style-name="P5"><text:tab/>Se <text:s/>eliminan los <text:s/>pines <text:s/>8 <text:s/>y 9 de <text:s/>entrada <text:s/>ya <text:s/>que poseen resistencias pull-up internas <text:s/>al microprocesador lo que implica una <text:s/>lógica negada y por lo tanto se desplazan las entradas en 2 lugares.</text:p>
      <text:p text:style-name="P5"/>
      <text:p text:style-name="P5"><text:span text:style-name="T2">En línea 122:</text:span></text:p>
      <text:p text:style-name="P5"/>
      <text:p text:style-name="P5">Desde:</text:p>
      <text:p text:style-name="P5"><text:tab/></text:p>
      <text:p text:style-name="P3">if (bool_output[i/8][i%8] != NULL) digitalWrite(outBufferPinMask[i], *bool_output[i/8][i%8]);</text:p>
      <text:p text:style-name="P5"/>
      <text:p text:style-name="P5">A:</text:p>
      <text:p text:style-name="P5"/>
      <text:p text:style-name="P5"><text:tab/><text:span text:style-name="T1">if (bool_output[i/8][i%8] != NULL) digitalWrite(outBufferPinMask[i], !(*bool_output[i/8][i%8]));</text:span></text:p>
      <text:p text:style-name="P5"/>
      <text:p text:style-name="P5"><text:soft-page-break/><text:tab/>Se eliminan los pines 15 y 16 ya que pertenecen a los pines TX y RX del puerto RS-232 respectivamente (Puerto utilizad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background-color="#ffffff" fo:padding="0cm" fo:border="none" fo:keep-with-next="auto" style:text-autospace="ideograph-alpha" style:punctuation-wrap="hanging" style:line-break="strict" style:tab-stop-distance="1.27cm" style:writing-mode="page">
        <style:background-image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186" meta:character-count="1152" meta:non-whitespace-character-count="962"/>
    <meta:generator>LibreOffice/4.3.3.2$Linux_X86_64 LibreOffice_project/430m0$Build-2</meta:generator>
  </office:meta>
</office:document-meta>
</file>